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line-height="150%"/>
    </style:style>
    <style:style style:name="P2" style:family="paragraph" style:parent-style-name="Default">
      <style:paragraph-properties fo:line-height="150%"/>
      <style:text-properties style:use-window-font-color="true"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" style:family="paragraph" style:parent-style-name="Default">
      <style:paragraph-properties fo:line-height="150%"/>
      <style:text-properties style:use-window-font-color="true"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P4" style:family="paragraph" style:parent-style-name="Default">
      <style:paragraph-properties fo:line-height="150%"/>
      <style:text-properties style:use-window-font-color="true" style:font-name="Times New Roman" style:font-name-complex="Times New Roman1"/>
    </style:style>
    <style:style style:name="P5" style:family="paragraph" style:parent-style-name="Default">
      <style:paragraph-properties fo:line-height="150%"/>
      <style:text-properties style:use-window-font-color="true" style:font-name="Times New Roman" style:font-name-complex="Times New Roman1" style:font-weight-complex="bold"/>
    </style:style>
    <style:style style:name="P6" style:family="paragraph" style:parent-style-name="Default">
      <style:paragraph-properties fo:margin-top="0in" fo:margin-bottom="0.1508in" loext:contextual-spacing="false" fo:line-height="150%"/>
      <style:text-properties style:use-window-font-color="true" style:font-name="Times New Roman" style:font-name-complex="Times New Roman1"/>
    </style:style>
    <style:style style:name="P7" style:family="paragraph" style:parent-style-name="Default">
      <style:paragraph-properties fo:margin-left="0.7646in" fo:margin-right="0in" fo:margin-top="0in" fo:margin-bottom="0.1508in" loext:contextual-spacing="false" fo:line-height="150%" fo:text-indent="0in" style:auto-text-indent="false"/>
      <style:text-properties style:use-window-font-color="true"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8" style:family="paragraph" style:parent-style-name="Default">
      <style:paragraph-properties fo:margin-left="0.7646in" fo:margin-right="0in" fo:margin-top="0in" fo:margin-bottom="0.1508in" loext:contextual-spacing="false" fo:line-height="150%" fo:text-indent="0in" style:auto-text-indent="false"/>
    </style:style>
    <style:style style:name="P9" style:family="paragraph" style:parent-style-name="Default">
      <style:paragraph-properties fo:margin-left="0.5744in" fo:margin-right="0in" fo:line-height="150%" fo:text-indent="0in" style:auto-text-indent="false"/>
      <style:text-properties style:use-window-font-color="true"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P10" style:family="paragraph" style:parent-style-name="Default">
      <style:paragraph-properties fo:margin-left="0.5744in" fo:margin-right="0in" fo:line-height="150%" fo:text-indent="0in" style:auto-text-indent="false"/>
      <style:text-properties style:use-window-font-color="true" style:font-name="Times New Roman" style:text-underline-style="solid" style:text-underline-width="auto" style:text-underline-color="font-color" style:font-name-complex="Times New Roman1" style:font-weight-complex="bold"/>
    </style:style>
    <style:style style:name="P11" style:family="paragraph" style:parent-style-name="Default">
      <style:paragraph-properties fo:margin-left="0.5744in" fo:margin-right="0in" fo:line-height="150%" fo:text-indent="0in" style:auto-text-indent="false"/>
    </style:style>
    <style:style style:name="P12" style:family="paragraph" style:parent-style-name="Default" style:master-page-name="Standard">
      <style:paragraph-properties fo:line-height="150%" style:page-number="auto"/>
    </style:style>
    <style:style style:name="P13" style:family="paragraph" style:parent-style-name="Standard">
      <style:paragraph-properties fo:line-height="15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 style:list-style-name="WWNum9">
      <style:paragraph-properties fo:margin-top="0.1945in" fo:margin-bottom="0in" loext:contextual-spacing="false" fo:line-height="100%"/>
    </style:style>
    <style:style style:name="P15" style:family="paragraph" style:parent-style-name="Standard" style:list-style-name="WWNum9">
      <style:paragraph-properties fo:margin-top="0in" fo:margin-bottom="0.1945in" loext:contextual-spacing="false" fo:line-height="100%"/>
    </style:style>
    <style:style style:name="P16" style:family="paragraph" style:parent-style-name="Standard" style:list-style-name="WWNum9">
      <style:paragraph-properties fo:margin-top="0in" fo:margin-bottom="0in" loext:contextual-spacing="false" fo:line-height="100%"/>
    </style:style>
    <style:style style:name="T1" style:family="text">
      <style:text-properties style:use-window-font-color="true"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2" style:family="text">
      <style:text-properties style:use-window-font-color="true"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3" style:family="text">
      <style:text-properties style:use-window-font-color="true" style:font-name="Times New Roman" fo:font-weight="bold" style:font-weight-asian="bold" style:font-name-complex="Times New Roman1" style:font-weight-complex="bold"/>
    </style:style>
    <style:style style:name="T4" style:family="text">
      <style:text-properties style:use-window-font-color="true" style:font-name="Times New Roman" fo:font-weight="bold" style:font-weight-asian="bold" style:font-name-complex="Times New Roman1"/>
    </style:style>
    <style:style style:name="T5" style:family="text">
      <style:text-properties style:use-window-font-color="true" style:font-name="Times New Roman" style:font-name-complex="Times New Roman1" style:font-weight-complex="bold"/>
    </style:style>
    <style:style style:name="T6" style:family="text">
      <style:text-properties style:use-window-font-color="true" style:font-name="Times New Roman" style:font-name-complex="Times New Roman1"/>
    </style:style>
    <style:style style:name="T7" style:family="text">
      <style:text-properties style:use-window-font-color="true" style:text-position="super 58%" style:font-name="Times New Roman" style:font-name-complex="Times New Roman1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CURRICULUM VITAE</text:span></text:p>
      <text:p text:style-name="P2"/>
      <text:p text:style-name="P1"><text:span text:style-name="T2">PERSONAL INFORMATION</text:span></text:p>
      <text:p text:style-name="P4"/>
      <text:p text:style-name="P1"><text:span text:style-name="T3">Name: <text:s text:c="8"/></text:span><text:span text:style-name="T5">KIPYEGON DENIS</text:span></text:p>
      <text:p text:style-name="P1"><text:span text:style-name="T3">Gender: <text:s text:c="2"/></text:span><text:span text:style-name="T5">M</text:span><text:span text:style-name="T6">ale</text:span></text:p>
      <text:p text:style-name="P1"><text:span text:style-name="T3">Date of Birth:</text:span><text:span text:style-name="T6">2</text:span><text:span text:style-name="T7">th</text:span><text:span text:style-name="T6"> August 1998</text:span></text:p>
      <text:p text:style-name="P1"><text:span text:style-name="T3">I.D No: </text:span><text:span text:style-name="T6">37506012</text:span></text:p>
      <text:p text:style-name="P1"><text:span text:style-name="T3">Place of birth:</text:span><text:span text:style-name="T5">Bomet Central, Bomet County</text:span></text:p>
      <text:p text:style-name="P1"><text:span text:style-name="T3">Address:</text:span><text:span text:style-name="T6">P.O. BOX 33, Bomet-Kenya </text:span></text:p>
      <text:p text:style-name="P1"><text:span text:style-name="T3">Phone No:</text:span><text:span text:style-name="T6">0703361342</text:span></text:p>
      <text:p text:style-name="P1"><text:span text:style-name="T3">Email Address: </text:span><text:span text:style-name="T6">denisdelaki@gmail.com</text:span></text:p>
      <text:p text:style-name="P1"><text:span text:style-name="T3">Nationality:</text:span><text:span text:style-name="T6">Kenyan </text:span></text:p>
      <text:p text:style-name="P1"><text:span text:style-name="T3">Marital status:</text:span><text:span text:style-name="T6">Single </text:span></text:p>
      <text:p text:style-name="P1"><text:span text:style-name="T3">Religion: <text:s text:c="11"/></text:span><text:span text:style-name="T6">Christian </text:span></text:p>
      <text:p text:style-name="P1"><text:span text:style-name="T3">Languages: </text:span><text:span text:style-name="T6">English, Kiswahili and Kalenjin</text:span></text:p>
      <text:p text:style-name="P4"/>
      <text:p text:style-name="P1"><text:span text:style-name="T3">Short-term Objective: </text:span><text:span text:style-name="T6">To utilize my knowledge, experience, and natural abilities; to be a productive resource in industrial promotion and to develop a successful career in the field of Statistics and computer science.</text:span></text:p>
      <text:p text:style-name="P1"><text:span text:style-name="T3">Long-term objective: </text:span><text:span text:style-name="T6">To apply the skill acquired to develop a successful career with a strong professional integrity and focus on high quality service delivery; to work with like-minded persons to contribute towards developing and implementing effective initiatives and projects. </text:span></text:p>
      <text:p text:style-name="P4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2">EDUCATION BACKGROUND</text:span></text:p>
      <text:p text:style-name="P1"><text:span text:style-name="T2">UNIVERSITY </text:span></text:p>
      <text:p text:style-name="P1"><text:span text:style-name="T5">Bachelor of Science Degree in statistics and computer science at Technical university of Mombasa </text:span></text:p>
      <text:p text:style-name="P1"><text:span text:style-name="T3">Duration</text:span><text:span text:style-name="T5">: </text:span><text:span text:style-name="T6">2017 – 2021</text:span></text:p>
      <text:p text:style-name="P1"><text:span text:style-name="T6">4</text:span><text:span text:style-name="T7">rd</text:span><text:span text:style-name="T6"> Year</text:span></text:p>
      <text:p text:style-name="P4"/>
      <text:p text:style-name="P1"><text:span text:style-name="T1">COMPUTER APPLICATION CERTIFICATE</text:span></text:p>
      <text:p text:style-name="P1"><text:span text:style-name="T6">Sot Technical Training Institute –Distinction in 8 computer packages</text:span></text:p>
      <text:p text:style-name="P1"><text:span text:style-name="T4">Duration</text:span><text:span text:style-name="T6">: <text:s/>April -June 2017 (3months)</text:span></text:p>
      <text:p text:style-name="P4"/>
      <text:p text:style-name="P1"><text:span text:style-name="T2">KENYA CERTIFICATE OF SECONDARY EDUCATION </text:span></text:p>
      <text:p text:style-name="P1"><text:span text:style-name="T6">Tenwek high school, Bomet county</text:span></text:p>
      <text:p text:style-name="P1"><text:span text:style-name="T6">Mean grade B+ (71 points)</text:span></text:p>
      <text:p text:style-name="P1"><text:span text:style-name="T3">Duration: </text:span><text:span text:style-name="T6">2013 – 2016</text:span></text:p>
      <text:p text:style-name="P4"/>
      <text:p text:style-name="P1"><text:span text:style-name="T2">KENYA CERTIFICATE OF PRIMARY EDUCATION</text:span></text:p>
      <text:p text:style-name="P1"><text:span text:style-name="T6">Cheuch Christian school, Bomet county.</text:span></text:p>
      <text:p text:style-name="P1"><text:span text:style-name="T6">Total marks 373 out of 500.</text:span><text:span text:style-name="T3">Duration: </text:span><text:span text:style-name="T6">2004– 2012</text:span></text:p>
      <text:p text:style-name="P6"/>
      <text:p text:style-name="P7"/>
      <text:p text:style-name="P7"/>
      <text:p text:style-name="P7"/>
      <text:p text:style-name="P7"/>
      <text:p text:style-name="P7"/>
      <text:p text:style-name="P8"><text:span text:style-name="T1">RESPONSIBILITIES AND ACHIEVEMENTS</text:span></text:p>
      <text:p text:style-name="P1"><text:span text:style-name="T6">Enumerator at 2019 Kenya national census program. </text:span></text:p>
      <text:p text:style-name="P1"><text:soft-page-break/><text:span text:style-name="T6">Mentor at Mpeketoni boys high school Lamu.</text:span></text:p>
      <text:p text:style-name="P1"><text:span text:style-name="T6">School senior library captain at Tenwek high school</text:span></text:p>
      <text:p text:style-name="P1"><text:span text:style-name="T6">Data analyst using R, SPSS, and excel</text:span></text:p>
      <text:p text:style-name="P1"><text:span text:style-name="T6">Web designer using html, php and css. </text:span></text:p>
      <text:p text:style-name="P5"/>
      <text:p text:style-name="P9"/>
      <text:p text:style-name="P9"/>
      <text:p text:style-name="P11"><text:span text:style-name="T2">HOBBIES</text:span></text:p>
      <text:list xml:id="list1301593960" text:style-name="WWNum9">
        <text:list-item>
          <text:p text:style-name="P14"><text:span text:style-name="T9">Volleyball player (Athletics</text:span><text:bookmark text:name="_GoBack"/><text:span text:style-name="T9">) </text:span></text:p>
        </text:list-item>
        <text:list-item>
          <text:p text:style-name="P16"><text:span text:style-name="T9">Data analysis and webdesigning(Computing) </text:span></text:p>
        </text:list-item>
        <text:list-item>
          <text:p text:style-name="P16"><text:span text:style-name="T9">Reading articles</text:span></text:p>
        </text:list-item>
        <text:list-item>
          <text:p text:style-name="P15"><text:span text:style-name="T9">Social Hobbies (Mentoring) </text:span></text:p>
        </text:list-item>
      </text:list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3854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8854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854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885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3854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8854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385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885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8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81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811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81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811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811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811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81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074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744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744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74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74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744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074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074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744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744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74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74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744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074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646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2646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646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646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7646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646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646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264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6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0744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574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744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744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3.074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74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744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574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4374in" fo:text-indent="-0.25in" fo:margin-left="3.4374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3.9374in" fo:text-indent="-0.25in" fo:margin-left="3.937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4374in" fo:text-indent="-0.25in" fo:margin-left="4.43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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Wingdings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0744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.574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744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744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3.074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74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744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.574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0744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574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744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744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3.074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74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744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574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0744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.574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744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744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3.074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74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744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.574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2083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.708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083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083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3.2083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08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083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.7083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0744in"/>
        </style:list-level-properties>
        <style:text-properties fo:font-family="Symbol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.5744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0744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744in"/>
        </style:list-level-properties>
        <style:text-properties fo:font-family="Symbol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3.0744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74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0744in"/>
        </style:list-level-properties>
        <style:text-properties fo:font-family="Symbol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.574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0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bson</meta:initial-creator>
    <meta:editing-cycles>3</meta:editing-cycles>
    <meta:creation-date>2021-01-07T10:13:00</meta:creation-date>
    <dc:date>2022-06-12T11:05:17.371380017</dc:date>
    <meta:editing-duration>PT1M39S</meta:editing-duration>
    <meta:generator>LibreOffice/6.4.7.2$Linux_X86_64 LibreOffice_project/40$Build-2</meta:generator>
    <meta:document-statistic meta:table-count="0" meta:image-count="0" meta:object-count="0" meta:page-count="3" meta:paragraph-count="42" meta:word-count="244" meta:character-count="1777" meta:non-whitespace-character-count="15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